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8.49cm" svg:x="1.97cm" svg:y="11.4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1" draw:layer="layout" svg:width="4.445cm" svg:height="1.27cm" svg:x="3.54cm" svg:y="4.94cm">
          <text:p text:style-name="P2"><text:span text:style-name="T1">Save all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2" draw:layer="layout" svg:width="4.445cm" svg:height="1.27cm" svg:x="3.54cm" svg:y="7.245cm">
          <text:p text:style-name="P2"><text:span text:style-name="T1">Create ini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3" draw:layer="layout" svg:width="4.445cm" svg:height="1.27cm" svg:x="3.54cm" svg:y="9.55cm">
          <text:p text:style-name="P2"><text:span text:style-name="T1">Write application</text:span></text:p>
          <text:p text:style-name="P2"><text:span text:style-name="T1">sett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4" draw:layer="layout" svg:width="4.445cm" svg:height="1.27cm" svg:x="3.54cm" svg:y="12.155cm">
          <text:p text:style-name="P2"><text:span text:style-name="T1">Write global</text:span></text:p>
          <text:p text:style-name="P2"><text:span text:style-name="T1">plugin sett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.41cm" svg:height="0.885cm" svg:x="6.41cm" svg:y="19.08cm">
          <draw:text-box>
            <text:p text:style-name="P4"><text:span text:style-name="T2">Per plugin</text:span></text:p>
          </draw:text-box>
        </draw:frame>
        <draw:custom-shape draw:style-name="gr4" draw:text-style-name="P1" draw:layer="layout" svg:width="6.315cm" svg:height="4.88cm" svg:x="2.64cm" svg:y="13.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.51cm" svg:height="0.885cm" svg:x="5.675cm" svg:y="18.055cm">
          <draw:text-box>
            <text:p text:style-name="P4"><text:span text:style-name="T2">Per object</text:span></text:p>
          </draw:text-box>
        </draw:frame>
        <draw:custom-shape draw:style-name="gr2" draw:text-style-name="P3" draw:id="id6" draw:layer="layout" svg:width="4.445cm" svg:height="1.27cm" svg:x="3.54cm" svg:y="16.735cm">
          <text:p text:style-name="P2"><text:span text:style-name="T1">Write open object</text:span></text:p>
          <text:p text:style-name="P2"><text:span text:style-name="T1">info from 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5" draw:layer="layout" svg:width="4.445cm" svg:height="1.27cm" svg:x="3.54cm" svg:y="14.435cm">
          <text:p text:style-name="P2"><text:span text:style-name="T1">Write open object</text:span></text:p>
          <text:p text:style-name="P2"><text:span text:style-name="T1">info from 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5.762cm" svg:y1="6.21cm" svg:x2="5.762cm" svg:y2="7.245cm" draw:start-shape="id1" draw:start-glue-point="2" draw:end-shape="id2" svg:d="m5762 6210v1035">
          <text:p/>
        </draw:connector>
        <draw:connector draw:style-name="gr5" draw:text-style-name="P1" draw:layer="layout" svg:x1="5.762cm" svg:y1="8.515cm" svg:x2="5.762cm" svg:y2="9.55cm" draw:start-shape="id2" draw:start-glue-point="2" draw:end-shape="id3" draw:end-glue-point="0" svg:d="m5762 8515v1035">
          <text:p/>
        </draw:connector>
        <draw:connector draw:style-name="gr5" draw:text-style-name="P1" draw:layer="layout" svg:x1="5.762cm" svg:y1="10.82cm" svg:x2="5.762cm" svg:y2="12.155cm" draw:start-shape="id3" draw:start-glue-point="2" draw:end-shape="id4" draw:end-glue-point="0" svg:d="m5762 10820v1335">
          <text:p/>
        </draw:connector>
        <draw:connector draw:style-name="gr5" draw:text-style-name="P1" draw:layer="layout" svg:x1="5.762cm" svg:y1="13.425cm" svg:x2="5.762cm" svg:y2="14.435cm" draw:start-shape="id4" draw:end-shape="id5" svg:d="m5762 13425v1010">
          <text:p/>
        </draw:connector>
        <draw:connector draw:style-name="gr5" draw:text-style-name="P1" draw:layer="layout" svg:x1="5.762cm" svg:y1="15.705cm" svg:x2="5.762cm" svg:y2="16.735cm" draw:start-shape="id5" draw:start-glue-point="2" draw:end-shape="id6" draw:end-glue-point="0" svg:d="m5762 15705v1030">
          <text:p/>
        </draw:connector>
        <draw:connector draw:style-name="gr5" draw:text-style-name="P1" draw:layer="layout" svg:x1="5.762cm" svg:y1="18.005cm" svg:x2="5.759cm" svg:y2="20.321cm" draw:start-shape="id6" draw:start-glue-point="2" svg:d="m5762 18005v1409h-3v907">
          <text:p/>
        </draw:connector>
        <draw:custom-shape draw:style-name="gr1" draw:text-style-name="P1" draw:layer="layout" svg:width="7.62cm" svg:height="10.43cm" svg:x="11.795cm" svg:y="11.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7" draw:layer="layout" svg:width="4.445cm" svg:height="1.27cm" svg:x="13.365cm" svg:y="4.905cm">
          <text:p text:style-name="P2"><text:span text:style-name="T1">Load all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8" draw:layer="layout" svg:width="4.445cm" svg:height="1.27cm" svg:x="13.365cm" svg:y="7.21cm">
          <text:p text:style-name="P2"><text:span text:style-name="T1">Read ini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9" draw:layer="layout" svg:width="4.445cm" svg:height="1.27cm" svg:x="13.365cm" svg:y="9.515cm">
          <text:p text:style-name="P2"><text:span text:style-name="T1">Load application</text:span></text:p>
          <text:p text:style-name="P2"><text:span text:style-name="T1">sett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10" draw:layer="layout" svg:width="4.445cm" svg:height="1.27cm" svg:x="13.365cm" svg:y="12.12cm">
          <text:p text:style-name="P2"><text:span text:style-name="T1">Load global</text:span></text:p>
          <text:p text:style-name="P2"><text:span text:style-name="T1">plugin sett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.41cm" svg:height="0.885cm" svg:x="16.235cm" svg:y="20.945cm">
          <draw:text-box>
            <text:p text:style-name="P4"><text:span text:style-name="T2">Per plugin</text:span></text:p>
          </draw:text-box>
        </draw:frame>
        <draw:custom-shape draw:style-name="gr4" draw:text-style-name="P1" draw:layer="layout" svg:width="6.315cm" svg:height="4.88cm" svg:x="12.465cm" svg:y="13.8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.51cm" svg:height="0.885cm" svg:x="15.5cm" svg:y="18.02cm">
          <draw:text-box>
            <text:p text:style-name="P4"><text:span text:style-name="T2">Per object</text:span></text:p>
          </draw:text-box>
        </draw:frame>
        <draw:custom-shape draw:style-name="gr2" draw:text-style-name="P3" draw:id="id12" draw:layer="layout" svg:width="4.445cm" svg:height="1.27cm" svg:x="13.365cm" svg:y="16.7cm">
          <text:p text:style-name="P2"><text:span text:style-name="T1">Load open object</text:span></text:p>
          <text:p text:style-name="P2"><text:span text:style-name="T1">info from 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11" draw:layer="layout" svg:width="4.445cm" svg:height="1.27cm" svg:x="13.365cm" svg:y="14.4cm">
          <text:p text:style-name="P2"><text:span text:style-name="T1">Load open object</text:span></text:p>
          <text:p text:style-name="P2"><text:span text:style-name="T1">info from 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5.587cm" svg:y1="6.175cm" svg:x2="15.587cm" svg:y2="7.21cm" draw:start-shape="id7" draw:start-glue-point="2" draw:end-shape="id8" svg:d="m15587 6175v1035">
          <text:p/>
        </draw:connector>
        <draw:connector draw:style-name="gr5" draw:text-style-name="P1" draw:layer="layout" svg:x1="15.587cm" svg:y1="8.48cm" svg:x2="15.587cm" svg:y2="9.515cm" draw:start-shape="id8" draw:start-glue-point="2" draw:end-shape="id9" draw:end-glue-point="0" svg:d="m15587 8480v1035">
          <text:p/>
        </draw:connector>
        <draw:connector draw:style-name="gr5" draw:text-style-name="P1" draw:layer="layout" svg:x1="15.587cm" svg:y1="10.785cm" svg:x2="15.587cm" svg:y2="12.12cm" draw:start-shape="id9" draw:start-glue-point="2" draw:end-shape="id10" draw:end-glue-point="0" svg:d="m15587 10785v1335">
          <text:p/>
        </draw:connector>
        <draw:connector draw:style-name="gr5" draw:text-style-name="P1" draw:layer="layout" svg:x1="15.587cm" svg:y1="13.39cm" svg:x2="15.587cm" svg:y2="14.4cm" draw:start-shape="id10" draw:end-shape="id11" svg:d="m15587 13390v1010">
          <text:p/>
        </draw:connector>
        <draw:connector draw:style-name="gr5" draw:text-style-name="P1" draw:layer="layout" svg:x1="15.587cm" svg:y1="15.67cm" svg:x2="15.587cm" svg:y2="16.7cm" draw:start-shape="id11" draw:start-glue-point="2" draw:end-shape="id12" draw:end-glue-point="0" svg:d="m15587 15670v1030">
          <text:p/>
        </draw:connector>
        <draw:custom-shape draw:style-name="gr2" draw:text-style-name="P3" draw:id="id13" draw:layer="layout" svg:width="4.445cm" svg:height="1.27cm" svg:x="13.365cm" svg:y="19.345cm">
          <text:p text:style-name="P2"><text:span text:style-name="T1">Load terminatory</text:span></text:p>
          <text:p text:style-name="P2"><text:span text:style-name="T1">plugin sett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5.587cm" svg:y1="17.97cm" svg:x2="15.587cm" svg:y2="19.345cm" draw:start-shape="id12" draw:start-glue-point="2" draw:end-shape="id13" draw:end-glue-point="0" svg:d="m15587 17970v1375">
          <text:p/>
        </draw:connector>
        <draw:connector draw:style-name="gr5" draw:text-style-name="P1" draw:layer="layout" svg:x1="15.587cm" svg:y1="20.615cm" svg:x2="15.603cm" svg:y2="22.694cm" draw:start-shape="id13" draw:start-glue-point="2" svg:d="m15587 20615v1290h16v789">
          <text:p/>
        </draw:connector>
        <draw:frame draw:style-name="gr3" draw:text-style-name="P5" draw:layer="layout" svg:width="5.08cm" svg:height="0.962cm" svg:x="3.205cm" svg:y="2.905cm">
          <draw:text-box>
            <text:p text:style-name="P5"><text:span text:style-name="T3">Save settings:</text:span></text:p>
          </draw:text-box>
        </draw:frame>
        <draw:frame draw:style-name="gr3" draw:text-style-name="P5" draw:layer="layout" svg:width="5.08cm" svg:height="0.962cm" svg:x="13.065cm" svg:y="2.905cm">
          <draw:text-box>
            <text:p text:style-name="P5"><text:span text:style-name="T3">Load settings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3:16:23</meta:creation-date>
    <dc:date>2009-02-03T13:47:17</dc:date>
    <meta:editing-cycles>3</meta:editing-cycles>
    <meta:editing-duration>PT15M34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